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838cm" svg:y="1.1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43cm" svg:y="1.1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124cm" svg:y="1.1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4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062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43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605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43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405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867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929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167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048cm" svg:y="1.1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5:04:43.354821006</dc:date>
    <meta:editing-duration>PT16M59S</meta:editing-duration>
    <meta:editing-cycles>7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chart:data-source-has-labels="both" svg:x="1.13cm" svg:y="1.195cm" svg:width="19.445cm" svg:height="8.401cm">
          <chartooo:coordinate-region svg:x="2.095cm" svg:y="1.447cm" svg:width="18.48cm" svg:height="5.491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cm" svg:y="5.381cm" chart:style-name="ch6">
              <text:p>IQ occupancy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style-name="ch9"/>
            <chart:data-point chart:repeated="19"/>
          </chart:series>
          <chart:series chart:style-name="ch10" chart:values-cell-range-address="local-table.$B$4:.$U$4" chart:label-cell-address="local-table.$A$4" chart:class="chart:bar">
            <chart:data-point chart:repeated="20"/>
          </chart:series>
          <chart:series chart:style-name="ch11" chart:values-cell-range-address="local-table.$B$5:.$U$5" chart:label-cell-address="local-table.$A$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74.83125">
                <text:p>74.83125</text:p>
              </table:table-cell>
              <table:table-cell office:value-type="float" office:value="78.01015625">
                <text:p>78.01015625</text:p>
              </table:table-cell>
              <table:table-cell office:value-type="float" office:value="83.890625">
                <text:p>83.890625</text:p>
              </table:table-cell>
              <table:table-cell office:value-type="float" office:value="63.73046875">
                <text:p>63.73046875</text:p>
              </table:table-cell>
              <table:table-cell office:value-type="float" office:value="45.684375">
                <text:p>45.684375</text:p>
              </table:table-cell>
              <table:table-cell office:value-type="float" office:value="57.26328125">
                <text:p>57.26328125</text:p>
              </table:table-cell>
              <table:table-cell office:value-type="float" office:value="79.984375">
                <text:p>79.984375</text:p>
              </table:table-cell>
              <table:table-cell office:value-type="float" office:value="54.075">
                <text:p>54.075</text:p>
              </table:table-cell>
              <table:table-cell office:value-type="float" office:value="99.25">
                <text:p>99.25</text:p>
              </table:table-cell>
              <table:table-cell office:value-type="float" office:value="33.70625">
                <text:p>33.70625</text:p>
              </table:table-cell>
              <table:table-cell office:value-type="float" office:value="25.4609375">
                <text:p>25.4609375</text:p>
              </table:table-cell>
              <table:table-cell office:value-type="float" office:value="75.5375">
                <text:p>75.5375</text:p>
              </table:table-cell>
              <table:table-cell office:value-type="float" office:value="77.490625">
                <text:p>77.490625</text:p>
              </table:table-cell>
              <table:table-cell office:value-type="float" office:value="79.015625">
                <text:p>79.015625</text:p>
              </table:table-cell>
              <table:table-cell office:value-type="float" office:value="45.3875">
                <text:p>45.3875</text:p>
              </table:table-cell>
              <table:table-cell office:value-type="float" office:value="52.73671875">
                <text:p>52.73671875</text:p>
              </table:table-cell>
              <table:table-cell office:value-type="float" office:value="91.4140625">
                <text:p>91.4140625</text:p>
              </table:table-cell>
              <table:table-cell office:value-type="float" office:value="46.2875">
                <text:p>46.2875</text:p>
              </table:table-cell>
              <table:table-cell office:value-type="float" office:value="NaN">
                <text:p>NaN</text:p>
              </table:table-cell>
              <table:table-cell office:value-type="float" office:value="64.653125">
                <text:p>64.653125</text:p>
              </table:table-cell>
            </table:table-row>
            <table:table-row>
              <table:table-cell office:value-type="string">
                <text:p>AGGRESSIVE</text:p>
              </table:table-cell>
              <table:table-cell office:value-type="float" office:value="53.13125">
                <text:p>53.13125</text:p>
              </table:table-cell>
              <table:table-cell office:value-type="float" office:value="58.7796875">
                <text:p>58.7796875</text:p>
              </table:table-cell>
              <table:table-cell office:value-type="float" office:value="58.184375">
                <text:p>58.184375</text:p>
              </table:table-cell>
              <table:table-cell office:value-type="float" office:value="49">
                <text:p>49</text:p>
              </table:table-cell>
              <table:table-cell office:value-type="float" office:value="36.2796875">
                <text:p>36.2796875</text:p>
              </table:table-cell>
              <table:table-cell office:value-type="float" office:value="42.00703125">
                <text:p>42.00703125</text:p>
              </table:table-cell>
              <table:table-cell office:value-type="float" office:value="53.7296875">
                <text:p>53.7296875</text:p>
              </table:table-cell>
              <table:table-cell office:value-type="float" office:value="48.3296875">
                <text:p>48.3296875</text:p>
              </table:table-cell>
              <table:table-cell office:value-type="float" office:value="48.66171875">
                <text:p>48.66171875</text:p>
              </table:table-cell>
              <table:table-cell office:value-type="float" office:value="30.459375">
                <text:p>30.459375</text:p>
              </table:table-cell>
              <table:table-cell office:value-type="float" office:value="24.37421875">
                <text:p>24.37421875</text:p>
              </table:table-cell>
              <table:table-cell office:value-type="float" office:value="57.35234375">
                <text:p>57.35234375</text:p>
              </table:table-cell>
              <table:table-cell office:value-type="float" office:value="50.89609375">
                <text:p>50.89609375</text:p>
              </table:table-cell>
              <table:table-cell office:value-type="float" office:value="57.59140625">
                <text:p>57.59140625</text:p>
              </table:table-cell>
              <table:table-cell office:value-type="float" office:value="40.33125">
                <text:p>40.33125</text:p>
              </table:table-cell>
              <table:table-cell office:value-type="float" office:value="36.19609375">
                <text:p>36.19609375</text:p>
              </table:table-cell>
              <table:table-cell office:value-type="float" office:value="59.259375">
                <text:p>59.259375</text:p>
              </table:table-cell>
              <table:table-cell office:value-type="float" office:value="41.6625">
                <text:p>41.6625</text:p>
              </table:table-cell>
              <table:table-cell office:value-type="float" office:value="NaN">
                <text:p>NaN</text:p>
              </table:table-cell>
              <table:table-cell office:value-type="float" office:value="47.0125434027778">
                <text:p>47.0125434027778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66.36796875">
                <text:p>66.36796875</text:p>
              </table:table-cell>
              <table:table-cell office:value-type="float" office:value="72.590625">
                <text:p>72.590625</text:p>
              </table:table-cell>
              <table:table-cell office:value-type="float" office:value="74.3125">
                <text:p>74.3125</text:p>
              </table:table-cell>
              <table:table-cell office:value-type="float" office:value="59.178125">
                <text:p>59.178125</text:p>
              </table:table-cell>
              <table:table-cell office:value-type="float" office:value="43.20625">
                <text:p>43.20625</text:p>
              </table:table-cell>
              <table:table-cell office:value-type="float" office:value="52.75625">
                <text:p>52.75625</text:p>
              </table:table-cell>
              <table:table-cell office:value-type="float" office:value="67.72734375">
                <text:p>67.72734375</text:p>
              </table:table-cell>
              <table:table-cell office:value-type="float" office:value="52.44921875">
                <text:p>52.44921875</text:p>
              </table:table-cell>
              <table:table-cell office:value-type="float" office:value="75.3671875">
                <text:p>75.3671875</text:p>
              </table:table-cell>
              <table:table-cell office:value-type="float" office:value="31.36640625">
                <text:p>31.36640625</text:p>
              </table:table-cell>
              <table:table-cell office:value-type="float" office:value="25.03203125">
                <text:p>25.03203125</text:p>
              </table:table-cell>
              <table:table-cell office:value-type="float" office:value="67.89375">
                <text:p>67.89375</text:p>
              </table:table-cell>
              <table:table-cell office:value-type="float" office:value="64.69375">
                <text:p>64.69375</text:p>
              </table:table-cell>
              <table:table-cell office:value-type="float" office:value="74.25546875">
                <text:p>74.25546875</text:p>
              </table:table-cell>
              <table:table-cell office:value-type="float" office:value="43.60078125">
                <text:p>43.60078125</text:p>
              </table:table-cell>
              <table:table-cell office:value-type="float" office:value="45.3359375">
                <text:p>45.3359375</text:p>
              </table:table-cell>
              <table:table-cell office:value-type="float" office:value="84.125">
                <text:p>84.125</text:p>
              </table:table-cell>
              <table:table-cell office:value-type="float" office:value="43.94765625">
                <text:p>43.94765625</text:p>
              </table:table-cell>
              <table:table-cell office:value-type="float" office:value="NaN">
                <text:p>NaN</text:p>
              </table:table-cell>
              <table:table-cell office:value-type="float" office:value="58.0114583333333">
                <text:p>58.0114583333333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62.1171875">
                <text:p>62.1171875</text:p>
              </table:table-cell>
              <table:table-cell office:value-type="float" office:value="72.590625">
                <text:p>72.590625</text:p>
              </table:table-cell>
              <table:table-cell office:value-type="float" office:value="73.68359375">
                <text:p>73.68359375</text:p>
              </table:table-cell>
              <table:table-cell office:value-type="float" office:value="59.153125">
                <text:p>59.153125</text:p>
              </table:table-cell>
              <table:table-cell office:value-type="float" office:value="42.9203125">
                <text:p>42.9203125</text:p>
              </table:table-cell>
              <table:table-cell office:value-type="float" office:value="49.6078125">
                <text:p>49.6078125</text:p>
              </table:table-cell>
              <table:table-cell office:value-type="float" office:value="61.68046875">
                <text:p>61.68046875</text:p>
              </table:table-cell>
              <table:table-cell office:value-type="float" office:value="52.0640625">
                <text:p>52.0640625</text:p>
              </table:table-cell>
              <table:table-cell office:value-type="float" office:value="75.33671875">
                <text:p>75.33671875</text:p>
              </table:table-cell>
              <table:table-cell office:value-type="float" office:value="31.375">
                <text:p>31.375</text:p>
              </table:table-cell>
              <table:table-cell office:value-type="float" office:value="25.02890625">
                <text:p>25.02890625</text:p>
              </table:table-cell>
              <table:table-cell office:value-type="float" office:value="67.26953125">
                <text:p>67.26953125</text:p>
              </table:table-cell>
              <table:table-cell office:value-type="float" office:value="64.65859375">
                <text:p>64.65859375</text:p>
              </table:table-cell>
              <table:table-cell office:value-type="float" office:value="74.25078125">
                <text:p>74.25078125</text:p>
              </table:table-cell>
              <table:table-cell office:value-type="float" office:value="43.58828125">
                <text:p>43.58828125</text:p>
              </table:table-cell>
              <table:table-cell office:value-type="float" office:value="45.26796875">
                <text:p>45.26796875</text:p>
              </table:table-cell>
              <table:table-cell office:value-type="float" office:value="84.0703125">
                <text:p>84.0703125</text:p>
              </table:table-cell>
              <table:table-cell office:value-type="float" office:value="43.1265625">
                <text:p>43.1265625</text:p>
              </table:table-cell>
              <table:table-cell office:value-type="float" office:value="NaN">
                <text:p>NaN</text:p>
              </table:table-cell>
              <table:table-cell office:value-type="float" office:value="57.0994357638889">
                <text:p>57.099435763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